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20pt"/>
    </style:style>
    <style:style style:name="P7"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32.151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user-transformed="true">
            <draw:text-box>
              <text:p text:style-name="P6">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9:38:38.619373529</dc:date>
    <meta:editing-duration>PT4H1M8S</meta:editing-duration>
    <meta:editing-cycles>40</meta:editing-cycles>
    <meta:document-statistic meta:object-count="65"/>
  </office:meta>
</office:document-meta>
</file>